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be06"/>
    </style:style>
    <style:style style:name="P2" style:family="paragraph" style:parent-style-name="Standard">
      <style:text-properties officeooo:rsid="0020be06" officeooo:paragraph-rsid="0020be06"/>
    </style:style>
    <style:style style:name="P3" style:family="paragraph" style:parent-style-name="Standard">
      <style:text-properties officeooo:rsid="00219eaf" officeooo:paragraph-rsid="00219eaf"/>
    </style:style>
    <style:style style:name="T1" style:family="text">
      <style:text-properties fo:font-size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text:span text:style-name="T1">08-100-10-2058-01-01</text:span></text:p>
      <text:p text:style-name="P1"><text:span text:style-name="T1"/></text:p>
      <text:p text:style-name="P2"><text:span text:style-name="T1">2059</text:span></text:p>
      <text:p text:style-name="P2"><text:span text:style-name="T1"/></text:p>
      <text:p text:style-name="P2"><text:span text:style-name="T1">164-139<text:tab/><text:tab/>6323</text:span></text:p>
      <text:p text:style-name="P2"><text:span text:style-name="T1">160-155<text:tab/><text:tab/>177777</text:span></text:p>
      <text:p text:style-name="P2"><text:span text:style-name="T1">154-150<text:tab/><text:tab/>77225</text:span></text:p>
      <text:p text:style-name="P2"><text:span text:style-name="T1">149-143<text:tab/><text:tab/>7754161</text:span></text:p>
      <text:p text:style-name="P2"><text:span text:style-name="T1">142-136<text:tab/><text:tab/>421122</text:span></text:p>
      <text:p text:style-name="P2"><text:span text:style-name="T1">135-129<text:tab/><text:tab/>2337724</text:span></text:p>
      <text:p text:style-name="P2"><text:span text:style-name="T1">128-123<text:tab/><text:tab/>913261</text:span></text:p>
      <text:p text:style-name="P2"><text:span text:style-name="T1">122-117<text:tab/><text:tab/>331944</text:span></text:p>
      <text:p text:style-name="P2"><text:span text:style-name="T1">116-112<text:tab/><text:tab/>1413198</text:span></text:p>
      <text:p text:style-name="P2"><text:span text:style-name="T1">111-103<text:tab/><text:tab/>891455</text:span></text:p>
      <text:p text:style-name="P2"><text:span text:style-name="T1">102-97<text:tab/>779199</text:span></text:p>
      <text:p text:style-name="P2"><text:span text:style-name="T1">98-91<text:tab/>199191</text:span></text:p>
      <text:p text:style-name="P2"><text:span text:style-name="T1">90-85<text:tab/>931962</text:span></text:p>
      <text:p text:style-name="P2"><text:span text:style-name="T1">84-80<text:tab/>19352</text:span></text:p>
      <text:p text:style-name="P2"><text:span text:style-name="T1">79-73<text:tab/>1186711</text:span></text:p>
      <text:p text:style-name="P2"><text:span text:style-name="T1">72-67<text:tab/>356671</text:span></text:p>
      <text:p text:style-name="P2"><text:span text:style-name="T1">66-61<text:tab/>749561</text:span></text:p>
      <text:p text:style-name="P2"><text:span text:style-name="T1">60-56<text:tab/>24444</text:span></text:p>
      <text:p text:style-name="P2"><text:span text:style-name="T1">55-50<text:tab/>444459</text:span></text:p>
      <text:p text:style-name="P2"><text:span text:style-name="T1">49-44<text:tab/>196191</text:span></text:p>
      <text:p text:style-name="P2"><text:span text:style-name="T1">43-38<text:tab/>161185</text:span></text:p>
      <text:p text:style-name="P2"><text:span text:style-name="T1">37-32<text:tab/>543399</text:span></text:p>
      <text:p text:style-name="P2"><text:span text:style-name="T1">31-26<text:tab/>999311</text:span></text:p>
      <text:p text:style-name="P2"><text:span text:style-name="T1">25-19<text:tab/>9999965</text:span></text:p>
      <text:p text:style-name="P2"><text:span text:style-name="T1">18-13<text:tab/>529994</text:span></text:p>
      <text:p text:style-name="P2"><text:span text:style-name="T1">12-6<text:tab/>6644161</text:span></text:p>
      <text:p text:style-name="P2"><text:span text:style-name="T1">5-1<text:tab/>79996</text:span></text:p>
      <text:p text:style-name="P2"><text:span text:style-name="T1"/></text:p>
      <text:p text:style-name="P2"><text:span text:style-name="T1">2058</text:span></text:p>
      <text:p text:style-name="P2"><text:span text:style-name="T1"/></text:p>
      <text:p text:style-name="P2"><text:span text:style-name="T1">162-157<text:tab/><text:tab/>988991</text:span></text:p>
      <text:p text:style-name="P2"><text:span text:style-name="T1">176-156<text:tab/><text:tab/>1683166</text:span></text:p>
      <text:p text:style-name="P2"><text:span text:style-name="T1">149-143<text:tab/><text:tab/>3333382</text:span></text:p>
      <text:p text:style-name="P2"><text:span text:style-name="T1">142-133<text:tab/><text:tab/>3229111</text:span></text:p>
      <text:p text:style-name="P2"><text:span text:style-name="T1">135-131<text:tab/><text:tab/>71618</text:span></text:p>
      <text:p text:style-name="P2"><text:span text:style-name="T1">130-124<text:tab/><text:tab/>9394633</text:span></text:p>
      <text:p text:style-name="P2"><text:span text:style-name="T1">123-138<text:tab/><text:tab/>714119</text:span></text:p>
      <text:p text:style-name="P2"><text:span text:style-name="T1">117-113<text:tab/><text:tab/>16299</text:span></text:p>
      <text:p text:style-name="P2"><text:span text:style-name="T1">112-106<text:tab/><text:tab/>9994619</text:span></text:p>
      <text:p text:style-name="P2"><text:span text:style-name="T1">105-100<text:tab/><text:tab/>195543</text:span></text:p>
      <text:p text:style-name="P3"><text:span text:style-name="T1">99-94<text:tab/>333334</text:span></text:p>
      <text:p text:style-name="P3"><text:span text:style-name="T1">93-88<text:tab/>496669</text:span></text:p>
      <text:p text:style-name="P3"><text:span text:style-name="T1">87-82<text:tab/>111177</text:span></text:p>
      <text:p text:style-name="P3"><text:span text:style-name="T1">81-76<text:tab/>776919</text:span></text:p>
      <text:p text:style-name="P3"><text:span text:style-name="T1">75-70<text:tab/>133133</text:span></text:p>
      <text:p text:style-name="P3"><text:span text:style-name="T1">69-64<text:tab/>333334</text:span></text:p>
      <text:p text:style-name="P3"><text:span text:style-name="T1">63-59<text:tab/>88721</text:span></text:p>
      <text:p text:style-name="P3"><text:span text:style-name="T1">58-52<text:tab/>1376666</text:span></text:p>
      <text:p text:style-name="P3"><text:span text:style-name="T1">51-46<text:tab/>971169</text:span></text:p>
      <text:p text:style-name="P3"><text:span text:style-name="T1">45-40<text:tab/>91177</text:span></text:p>
      <text:p text:style-name="P3"><text:span text:style-name="T1">39-33<text:tab/>7333391</text:span></text:p>
      <text:p text:style-name="P3"><text:span text:style-name="T1">32-27<text:tab/>666144</text:span></text:p>
      <text:p text:style-name="P3"><text:span text:style-name="T1">26-21<text:tab/>794444</text:span></text:p>
      <text:p text:style-name="P3"><text:span text:style-name="T1">20-13<text:tab/>794332</text:span></text:p>
      <text:p text:style-name="P3"><text:span text:style-name="T1">12-7<text:tab/>292751</text:span></text:p>
      <text:p text:style-name="P3"><text:span text:style-name="T1">6-1<text:tab/>866622</text:span></text:p>
      <text:p text:style-name="P3"><text:soft-page-break/><text:span text:style-name="T1">2069</text:span></text:p>
      <text:p text:style-name="P3"><text:span text:style-name="T1"/></text:p>
      <text:p text:style-name="P3"><text:span text:style-name="T1">120-124<text:tab/><text:tab/>13185</text:span></text:p>
      <text:p text:style-name="P3"><text:span text:style-name="T1">125-129<text:tab/><text:tab/>95211</text:span></text:p>
      <text:p text:style-name="P3"><text:span text:style-name="T1">130-135<text:tab/><text:tab/>121411</text:span></text:p>
      <text:p text:style-name="P3"><text:span text:style-name="T1">136-141<text:tab/><text:tab/>355295</text:span></text:p>
      <text:p text:style-name="P3"><text:span text:style-name="T1">142-146<text:tab/><text:tab/>43495</text:span></text:p>
      <text:p text:style-name="P3"><text:span text:style-name="T1">147-151<text:tab/><text:tab/>63559</text:span></text:p>
      <text:p text:style-name="P3"><text:span text:style-name="T1">152-156<text:tab/><text:tab/>13433</text:span></text:p>
      <text:p text:style-name="P3"><text:span text:style-name="T1">157-162<text:tab/><text:tab/>556551</text:span></text:p>
      <text:p text:style-name="P3"><text:span text:style-name="T1">163-167<text:tab/><text:tab/>22254</text:span></text:p>
      <text:p text:style-name="P3"><text:span text:style-name="T1">168-173<text:tab/><text:tab/>666636</text:span></text:p>
      <text:p text:style-name="P3"><text:span text:style-name="T1">174-178<text:tab/><text:tab/>61178</text:span></text:p>
      <text:p text:style-name="P3"><text:span text:style-name="T1">179-184<text:tab/><text:tab/>99166</text:span></text:p>
      <text:p text:style-name="P3"><text:span text:style-name="T1">185-189<text:tab/><text:tab/>69993</text:span></text:p>
      <text:p text:style-name="P3"><text:span text:style-name="T1">190-<text:tab/>6</text:span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9:19:49.557781149</meta:creation-date>
    <meta:generator>LibreOffice/6.4.7.2$Linux_X86_64 LibreOffice_project/40$Build-2</meta:generator>
    <dc:date>2021-06-15T22:12:11.110741590</dc:date>
    <meta:editing-duration>PT2H39M23S</meta:editing-duration>
    <meta:editing-cycles>2</meta:editing-cycles>
    <meta:document-statistic meta:table-count="0" meta:image-count="0" meta:object-count="0" meta:page-count="2" meta:paragraph-count="71" meta:word-count="138" meta:character-count="919" meta:non-whitespace-character-count="818"/>
  </office:meta>
</office:document-meta>
</file>